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7.357cm" style:type="right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03788616" text:id="ct103788616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239315984" text:id="ct23931598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9316192" text:id="ct23931619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9316296" text:id="ct239316296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9316400" text:id="ct23931640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9316504" text:id="ct239316504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9316608" text:id="ct239316608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9655800" text:id="ct239655800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9655904" text:id="ct23965590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9656008" text:id="ct23965600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656112" text:id="ct239656112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9656216" text:id="ct23965621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656320" text:id="ct239656320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9656424" text:id="ct23965642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9655592" text:id="ct239655592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39656736" text:id="ct23965673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9656840" text:id="ct239656840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9656944" text:id="ct23965694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9657048" text:id="ct239657048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9657152" text:id="ct23965715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9656528" text:id="ct239656528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39657464" text:id="ct239657464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39657568" text:id="ct239657568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9657672" text:id="ct23965767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9657776" text:id="ct239657776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39657880" text:id="ct239657880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9657256" text:id="ct239657256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39658192" text:id="ct239658192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103788616"/>l['cvheading']<text:change-end text:change-id="ct10378861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30</dc:date><text:p text:style-name="P7"><text:span text:style-name="T4">do title</text:span></text:p><text:p text:style-name="P7"><text:span text:style-name="T4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39315984"/>p.name<text:change-end text:change-id="ct239315984"/> </text:h>
            <text:p text:style-name="P1"><text:change-start text:change-id="ct239316192"/>c.title<text:change-end text:change-id="ct239316192"/></text:p>
            <text:p text:style-name="P1"><office:annotation><dc:creator>Unknown Author</dc:creator><dc:date>2014-02-04T14:56:10.31</dc:date><text:p text:style-name="P7"><text:span text:style-name="T5">do text</text:span></text:p><text:p text:style-name="P7"><text:span text:style-name="T5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39316296"/>l['profile']<text:change-end text:change-id="ct239316296"/></text:p>
            <text:p text:style-name="P1"><office:annotation><dc:creator>Unknown Author</dc:creator><dc:date>2012-08-07T11:43:32.31</dc:date><text:p text:style-name="P7"><text:span text:style-name="T5">do text</text:span></text:p><text:p text:style-name="P7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9316400"/><office:annotation><dc:creator>Unknown Author</dc:creator><dc:date>2012-08-06T14:48:57.31</dc:date><text:p text:style-name="P7"><text:span text:style-name="T5">do row for te in t</text:span></text:p></office:annotation><text:change-end text:change-id="ct239316400"/></text:h>
          </table:table-cell>
          <table:table-cell table:style-name="Table1.B1" office:value-type="string">
            <text:p text:style-name="P2"><text:change-start text:change-id="ct239316504"/>te.title<text:change-end text:change-id="ct239316504"/></text:p>
            <text:p text:style-name="P1"><office:annotation><dc:creator>Unknown Author</dc:creator><dc:date>2013-06-20T15:13:17.31</dc:date><text:p text:style-name="P7"><text:span text:style-name="T5">do text</text:span></text:p><text:p text:style-name="P7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32</dc:date><text:p text:style-name="P7"><text:span text:style-name="T5">do title if e</text:span></text:p></office:annotation><text:change-start text:change-id="ct239316608"/>l['experience']<text:change-end text:change-id="ct239316608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32</dc:date><text:p text:style-name="P7"><text:span text:style-name="T5">do section for ex in e</text:span></text:p></office:annotation><text:change-start text:change-id="ct239655800"/>ex.title<text:change-end text:change-id="ct239655800"/></text:h>
        <text:p text:style-name="Standard"><text:change-start text:change-id="ct239655904"/><text:span text:style-name="T2">l['period']</text:span><text:change-end text:change-id="ct239655904"/><text:span text:style-name="T2">:</text:span> <text:change-start text:change-id="ct239656008"/>ex.from_year<text:change-end text:change-id="ct239656008"/></text:p>
        <text:p text:style-name="Standard"><text:change-start text:change-id="ct239656112"/><text:span text:style-name="T2">l['client']</text:span><text:change-end text:change-id="ct239656112"/><text:span text:style-name="T2">:</text:span> <text:change-start text:change-id="ct239656216"/>ex.company<text:change-end text:change-id="ct239656216"/></text:p>
        <text:p text:style-name="Standard"><office:annotation><dc:creator>Unknown Author</dc:creator><dc:date>2012-08-20T11:04:03.33</dc:date><text:p text:style-name="P7"><text:span text:style-name="T5">do text </text:span></text:p><text:p text:style-name="P7"><text:span text:style-name="T5">from xhtml(ex.description)</text:span></text:p></office:annotation>placeholder for description</text:p>
        <text:p text:style-name="Standard"><text:span text:style-name="T2"><office:annotation><dc:creator>Unknown Author</dc:creator><dc:date>2014-01-14T13:05:43.33</dc:date><text:p text:style-name="P7"><text:span text:style-name="T5">do text if ex.techs</text:span></text:p></office:annotation></text:span><text:change-start text:change-id="ct239656320"/><text:span text:style-name="T2">l['techs']</text:span><text:change-end text:change-id="ct239656320"/><text:span text:style-name="T2">: </text:span><text:change-start text:change-id="ct239656424"/><text:span text:style-name="T3">ex.techs</text:span><text:change-end text:change-id="ct239656424"/></text:p>
        <text:p text:style-name="Text_20_body"/>
      </text:section>
      <text:p text:style-name="P1"/>
      <text:h text:style-name="Heading_20_1" text:outline-level="1"><office:annotation><dc:creator>Unknown Author</dc:creator><dc:date>2013-05-31T14:35:15.33</dc:date><text:p text:style-name="P7"><text:span text:style-name="T5">do title if w</text:span></text:p></office:annotation><text:change-start text:change-id="ct239655592"/>l['workplace']<text:change-end text:change-id="ct239655592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33</dc:date><text:p text:style-name="P7"><text:span text:style-name="T5">do section for wp in w</text:span></text:p></office:annotation><text:change-start text:change-id="ct239656736"/>wp.title<text:change-end text:change-id="ct239656736"/></text:h>
        <text:p text:style-name="Text_20_body"><text:span text:style-name="T2"><office:annotation><dc:creator>Unknown Author</dc:creator><dc:date>2014-01-14T13:10:22.34</dc:date><text:p text:style-name="P7"><text:span text:style-name="T5">do text if wp.from_year</text:span></text:p></office:annotation></text:span><text:change-start text:change-id="ct239656840"/><text:span text:style-name="T2">l['period']</text:span><text:change-end text:change-id="ct239656840"/><text:span text:style-name="T2">:</text:span> <text:change-start text:change-id="ct239656944"/>wp.from_year<text:change-end text:change-id="ct239656944"/></text:p>
        <text:p text:style-name="Text_20_body"><text:change-start text:change-id="ct239657048"/><text:span text:style-name="T2">l['workplace2']</text:span><text:change-end text:change-id="ct239657048"/><text:span text:style-name="T2">:</text:span> <text:change-start text:change-id="ct239657152"/>wp.company<text:change-end text:change-id="ct239657152"/></text:p>
        <text:p text:style-name="Text_20_body"><office:annotation><dc:creator>Unknown Author</dc:creator><dc:date>2013-03-06T11:47:20.34</dc:date><text:p text:style-name="P7"><text:span text:style-name="T5">do text </text:span></text:p><text:p text:style-name="P7"><text:span text:style-name="T5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34</dc:date><text:p text:style-name="P7"><text:span text:style-name="T5">do title if d</text:span></text:p></office:annotation><text:change-start text:change-id="ct239656528"/>l['education']<text:change-end text:change-id="ct239656528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34</dc:date><text:p text:style-name="P7"><text:span text:style-name="T5">do section for du in d</text:span></text:p></office:annotation><text:change-start text:change-id="ct239657464"/>du.title<text:change-end text:change-id="ct239657464"/></text:h>
        <text:p text:style-name="Text_20_body"><text:span text:style-name="T2"><office:annotation><dc:creator>Unknown Author</dc:creator><dc:date>2014-01-14T13:09:42.35</dc:date><text:p text:style-name="P7"><text:span text:style-name="T5">do text if du.from_year</text:span></text:p></office:annotation></text:span><text:change-start text:change-id="ct239657568"/><text:span text:style-name="T2">l['period']</text:span><text:change-end text:change-id="ct239657568"/><text:span text:style-name="T2">:</text:span> <text:change-start text:change-id="ct239657672"/>du.from_year<text:change-end text:change-id="ct239657672"/></text:p>
        <text:p text:style-name="Text_20_body"><text:change-start text:change-id="ct239657776"/><text:span text:style-name="T2">l['school']</text:span><text:change-end text:change-id="ct239657776"/><text:span text:style-name="T2">:</text:span> <text:change-start text:change-id="ct239657880"/>du.school<text:change-end text:change-id="ct239657880"/></text:p>
        <text:p text:style-name="Text_20_body"><office:annotation><dc:creator>Unknown Author</dc:creator><dc:date>2013-03-06T11:47:20.35</dc:date><text:p text:style-name="P7"><text:span text:style-name="T5">do text </text:span></text:p><text:p text:style-name="P7"><text:span text:style-name="T5">from xhtml(du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4-03-18T15:49:53.35</dc:date><text:p text:style-name="P7"><text:span text:style-name="T5">do title if o</text:span></text:p></office:annotation><text:change-start text:change-id="ct239657256"/>l['other']<text:change-end text:change-id="ct239657256"/></text:h>
      <text:section text:style-name="Sect1" text:name="Other">
        <text:h text:style-name="Heading_20_3" text:outline-level="3"><office:annotation><dc:creator>Unknown Author</dc:creator><dc:date>2013-06-18T16:23:06.35</dc:date><text:p text:style-name="P7"><text:span text:style-name="T5">do section for ot in o</text:span></text:p></office:annotation><text:change-start text:change-id="ct239658192"/>ot.title<text:change-end text:change-id="ct239658192"/></text:h>
        <text:p text:style-name="P1"><office:annotation><dc:creator>Unknown Author</dc:creator><dc:date>2013-06-18T16:28:50.36</dc:date><text:p text:style-name="P7"><text:span text:style-name="T5">do text </text:span></text:p><text:p text:style-name="P7"><text:span text:style-name="T5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7.357cm" style:type="right"/>
        </style:tab-stops>
      </style:paragraph-properties>
    </style:style>
    <style:style style:name="MT1" style:family="text">
      <style:text-properties fo:color="#808080" fo:font-size="7pt" style:font-size-asian="7pt" style:font-size-complex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42382624" text:id="ct242382624">
            <text:insertion>
              <office:change-info>
                <dc:creator>Unknown Author</dc:creator>
                <dc:date>2014-04-30T14:45:00</dc:date>
              </office:change-info>
            </text:insertion>
          </text:changed-region>
          <text:changed-region xml:id="ct239315880" text:id="ct239315880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change-start text:change-id="ct242382624"/><text:span text:style-name="MT1">p.name</text:span><text:change-end text:change-id="ct242382624"/><text:span text:style-name="MT1"> <text:tab/></text:span><text:span text:style-name="MT1"><text:page-number text:select-page="current">2</text:page-number></text:span><text:span text:style-name="MT1">/</text:span><text:span text:style-name="MT1"><text:page-count>2</text:page-count></text:span><text:span text:style-name="MT1"> <text:tab/></text:span><text:change-start text:change-id="ct239315880"/><text:span text:style-name="MT1">acs_datestamp</text:span><text:change-end text:change-id="ct239315880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1H52M28S</meta:editing-duration>
    <meta:editing-cycles>225</meta:editing-cycles>
    <meta:generator>OpenOffice/4.0.1$Win32 OpenOffice.org_project/401m5$Build-9714</meta:generator>
    <dc:date>2014-04-30T14:52:00.28</dc:date>
    <meta:document-statistic meta:table-count="1" meta:image-count="1" meta:object-count="0" meta:page-count="2" meta:paragraph-count="31" meta:word-count="71" meta:character-count="514"/>
    <meta:user-defined meta:name="Info 1"/>
    <meta:user-defined meta:name="Info 2"/>
    <meta:user-defined meta:name="Info 3"/>
    <meta:user-defined meta:name="Info 4"/>
  </office:meta>
</office:document-meta>
</file>